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 programme en voie d'extinction. Mais son héritage n'est pas limité à l'étude des "mèmes internet": si Dawkins (2006) n'était pas le premier à observer côte-à-côte l'évolution biologique et le changement culturel (une métaphore était déjà opérée par Kroeber, 1952 ; et Dawkins, 2006 : 190, cite lui-même Popper comme antécédent), la controverse qu'il a généré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chercheurs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tte approche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a façon dont chaque individu perçoit une représentation dépend des modules cognitifs (ceux introduits par Fodor, 1983) mis en jeu. Le système cognitif est vu comme un ensemble de modules de traitement de l'information indépendants,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e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e ce courant).</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s'attache à une couche conceptuelle de la réalité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e l'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Weismann, 1893):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l'article,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entre spécification génotypique et réalisation phénotypique, ou encore entre substance et forme, est un modèle qui déforme la réalité et ne permet plus progresser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de type « pauvreté du stimulus » (Chomsky, 2005)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venant des sciences sociales pour aller vers le biologique: il part d'une notion de représentation publique venant des sciences sociales (par exemple une image, un discours, ou une idéologie, qui existent dans le monde physique extérieur), et la connecte avec la notion de représentation mentale des sciences cognitives (telle que développée par Marr, 1982),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ybernétiqu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 embodied » (corporisée), « embedded » (située), et étendue) qui critique la notion de représentation pour la dichotomie qu'elle crée entre un monde de significations mentales et un monde d'actions physiques, et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degré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L'accentuation en italique vient de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nous ne nous attarderons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nous ne la discuterons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contexte, pour ensuite en étudier la structure et les interactions. Comme j'espère l'avoir expliqué clairement, dans de nombreux cas la description en termes de représentations n'est pas adéquate et déforme trop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ist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54">mème</text:span><text:span text:style-name="T55"> </text:span><text:span text:style-name="T56">internet</text:span>.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nous nous intéresserons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7">a</text:span><text:span text:style-name="T58"> </text:span><text:span text:style-name="T59">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60">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de n'étudier que des représentations, est perdue.</text:p>
      <text:p text:style-name="Text_20_body">Un projet d'étude empirique des représentations langagières, dans le cadre proposé par l'épidémiologie des représentations, est donc contraint d'analyser la <text:span text:style-name="T61">forme</text:span> de ces représentations, sans avoir accès à leur <text:span text:style-name="T62">contenu</text:span>. C'est ce que font par exemple Adamic <text:span text:style-name="T63">et</text:span><text:span text:style-name="T64"> </text:span><text:span text:style-name="T65">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6">et</text:span><text:span text:style-name="T67"> </text:span><text:span text:style-name="T68">al.</text:span>, 2014, est un bon exemple), voit se développer un courant s'intéressant à la « contagion complexe », c'est-à-dire l'étude de systèmes dont le processus de base n'est plus la transmission d'un objet atomique (un hashtag, une vidéo, une URL), mais la <text:span text:style-name="T69">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70">et</text:span><text:span text:style-name="T71"> </text:span><text:span text:style-name="T72">al.</text:span>, 2014, qui étudient les transformations de motifs visuels abstraits chez les grands singes) ou la mémorabilité (Danescu-Niculescu-Mizil <text:span text:style-name="T73">et</text:span><text:span text:style-name="T74"> </text:span><text:span text:style-name="T75">al.</text:span>, 2012),<text:note text:id="ftn7" text:note-class="footnote"><text:note-citation>8</text:note-citation><text:note-body><text:p text:style-name="Footnote">Danescu-Niculescu-Mizil <text:span text:style-name="T76">et</text:span><text:span text:style-name="T77"> </text:span><text:span text:style-name="T78">al.</text:span> (2012) montrent d'ailleurs, de façon intéressante,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nous présentons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ybernétique fondant les sciences cognitives classiques, le "tournant E" en sciences cognitives et plus particulièrement l'approche énactive proposent précisément une définition de la cognition centrée sur la relation des organismes à leur environnement. Dans cette dernière partie nous tentons de présenter les grandes lignes de cette tradition, sans pouvoir lui rendre justice, mais en esquissant les idées soutenant une approche non-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nous dégageons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de l'organisme avec son environnement a du sens et une valeur pour cet organisme, car elle a des conséquences sur le maintien de son identité et son autonomie (ibid.).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9">est</text:span> précisément la cognition (ibid.).</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 l'approche énactive diffère fondamentalement du paradigme qui sous-tend la majorité des sciences cognitives et la façon dont elles abordent la linguistique; le cheminement permettant de comprendre ce qu'elle apporte est donc relativement long. L'explication énactive du languag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ux approches apparentées.</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Nous avons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sur laquelle nous ne nous sommes pas attardés. Nous avons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cadre épidémiologique. Enfin, nous avons présenté une approche alternative pour l'étude langage, produite par la tradition énactive en sciences cognitives, qui évite toute référence à la notion de représentation et propose d'étudier le langage comme un processus d'interaction créateur de sens, gouverné par plusieurs niveaux de convention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nous avons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haleureusement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 <text:span text:style-name="T80">arXiv</text:span><text:span text:style-name="T81">:</text:span><text:span text:style-name="T82">1402</text:span><text:span text:style-name="T83">.</text:span><text:span text:style-name="T84">6792</text:span><text:span text:style-name="T85"> </text:span><text:span text:style-name="T86">[</text:span><text:span text:style-name="T87">physics</text:span><text:span text:style-name="T88">]</text:span>.</text:p>
      <text:p text:style-name="Text_20_body">Aunger, Robert. 2000. <text:span text:style-name="T89">Darwinizing</text:span><text:span text:style-name="T90"> </text:span><text:span text:style-name="T91">culture:</text:span><text:span text:style-name="T92"> </text:span><text:span text:style-name="T93">the</text:span><text:span text:style-name="T94"> </text:span><text:span text:style-name="T95">status</text:span><text:span text:style-name="T96"> </text:span><text:span text:style-name="T97">of</text:span><text:span text:style-name="T98"> </text:span><text:span text:style-name="T99">memetics</text:span><text:span text:style-name="T100"> </text:span><text:span text:style-name="T101">as</text:span><text:span text:style-name="T102"> </text:span><text:span text:style-name="T103">a</text:span><text:span text:style-name="T104"> </text:span><text:span text:style-name="T105">science</text:span>. Oxford; New York: Oxford University Press.</text:p>
      <text:p text:style-name="Text_20_body">Auvray, Malika, Charles Lenay et John Stewart. 2009. Perceptual interactions in a minimalist virtual environment. <text:span text:style-name="T106">New</text:span><text:span text:style-name="T107"> </text:span><text:span text:style-name="T108">Ideas</text:span><text:span text:style-name="T109"> </text:span><text:span text:style-name="T110">in</text:span><text:span text:style-name="T111"> </text:span><text:span text:style-name="T112">Psychology</text:span> 27(1). 32‑47. doi:<text:a xlink:type="simple" xlink:href="https://doi.org/10.1016/j.newideapsych.2007.12.002" office:name=""><text:span text:style-name="Definition">10.1016/j.newideapsych.2007.12.002</text:span></text:a>.</text:p>
      <text:p text:style-name="Text_20_body">Bateson, Gregory. 1972. <text:span text:style-name="T113">Steps</text:span><text:span text:style-name="T114"> </text:span><text:span text:style-name="T115">to</text:span><text:span text:style-name="T116"> </text:span><text:span text:style-name="T117">an</text:span><text:span text:style-name="T118"> </text:span><text:span text:style-name="T119">Ecology</text:span><text:span text:style-name="T120"> </text:span><text:span text:style-name="T121">of</text:span><text:span text:style-name="T122"> </text:span><text:span text:style-name="T123">Mind</text:span><text:span text:style-name="T124">:</text:span><text:span text:style-name="T125"> </text:span><text:span text:style-name="T126">Collected</text:span><text:span text:style-name="T127"> </text:span><text:span text:style-name="T128">Essays</text:span><text:span text:style-name="T129"> </text:span><text:span text:style-name="T130">in</text:span><text:span text:style-name="T131"> </text:span><text:span text:style-name="T132">Anthropology</text:span><text:span text:style-name="T133">,</text:span><text:span text:style-name="T134"> </text:span><text:span text:style-name="T135">Psychiatry</text:span><text:span text:style-name="T136">,</text:span><text:span text:style-name="T137"> </text:span><text:span text:style-name="T138">Evolution</text:span><text:span text:style-name="T139">,</text:span><text:span text:style-name="T140"> </text:span><text:span text:style-name="T141">and</text:span><text:span text:style-name="T142"> </text:span><text:span text:style-name="T143">Epistemology</text:span>. University of Chicago Press.</text:p>
      <text:p text:style-name="Text_20_body">Becker, Howard S. 1996. The epistemology of qualitative research. In R. Jessor, A. Colby et R. A. Shweder (éd.), <text:span text:style-name="T144">Ethnography</text:span><text:span text:style-name="T145"> </text:span><text:span text:style-name="T146">and</text:span><text:span text:style-name="T147"> </text:span><text:span text:style-name="T148">human</text:span><text:span text:style-name="T149"> </text:span><text:span text:style-name="T150">development:</text:span><text:span text:style-name="T151"> </text:span><text:span text:style-name="T152">Context</text:span><text:span text:style-name="T153"> </text:span><text:span text:style-name="T154">and</text:span><text:span text:style-name="T155"> </text:span><text:span text:style-name="T156">meaning</text:span><text:span text:style-name="T157"> </text:span><text:span text:style-name="T158">in</text:span><text:span text:style-name="T159"> </text:span><text:span text:style-name="T160">social</text:span><text:span text:style-name="T161"> </text:span><text:span text:style-name="T162">inquiry</text:span>, 53‑71. (The John D. and Catherine T. MacArthur Foundation series on mental health and development.). Chicago, IL, US: University of Chicago Press.</text:p>
      <text:p text:style-name="Text_20_body">Bourdieu, Pierre. 1980. <text:span text:style-name="T163">Le</text:span><text:span text:style-name="T164"> </text:span><text:span text:style-name="T165">sens</text:span><text:span text:style-name="T166"> </text:span><text:span text:style-name="T167">pratique</text:span>. Paris: Editions de Minuit.</text:p>
      <text:p text:style-name="Text_20_body">Boyd, Robert et Peter J Richerson. 1985. <text:span text:style-name="T168">Culture</text:span><text:span text:style-name="T169"> </text:span><text:span text:style-name="T170">and</text:span><text:span text:style-name="T171"> </text:span><text:span text:style-name="T172">the</text:span><text:span text:style-name="T173"> </text:span><text:span text:style-name="T174">evolutionary</text:span><text:span text:style-name="T175"> </text:span><text:span text:style-name="T176">process</text:span>. Chicago: University of Chicago Press.</text:p>
      <text:p text:style-name="Text_20_body">Chomsky, Noam. 1959. A Review of B. F. Skinner’s Verbal Behavior. <text:span text:style-name="T177">Language</text:span> 35(1). 26‑58.</text:p>
      <text:p text:style-name="Text_20_body">Chomsky, Noam. 2005. <text:span text:style-name="T178">Rules</text:span><text:span text:style-name="T179"> </text:span><text:span text:style-name="T180">and</text:span><text:span text:style-name="T181"> </text:span><text:span text:style-name="T182">Representations</text:span>. Columbia University Press.</text:p>
      <text:p text:style-name="Text_20_body">Claidière, Nicolas, Kenny Smith, Simon Kirby et Joël Fagot. 2014. Cultural evolution of systematically structured behaviour in a non-human primate. <text:span text:style-name="T183">Proceedings</text:span><text:span text:style-name="T184"> </text:span><text:span text:style-name="T185">of</text:span><text:span text:style-name="T186"> </text:span><text:span text:style-name="T187">the</text:span><text:span text:style-name="T188"> </text:span><text:span text:style-name="T189">Royal</text:span><text:span text:style-name="T190"> </text:span><text:span text:style-name="T191">Society</text:span><text:span text:style-name="T192"> </text:span><text:span text:style-name="T193">of</text:span><text:span text:style-name="T194"> </text:span><text:span text:style-name="T195">London</text:span><text:span text:style-name="T196"> </text:span><text:span text:style-name="T197">B</text:span><text:span text:style-name="T198">:</text:span><text:span text:style-name="T199"> </text:span><text:span text:style-name="T200">Biological</text:span><text:span text:style-name="T201"> </text:span><text:span text:style-name="T202">Sciences</text:span> 281(1797). 20141541. doi:<text:a xlink:type="simple" xlink:href="https://doi.org/10.1098/rspb.2014.1541" office:name=""><text:span text:style-name="Definition">10.1098/rspb.2014.1541</text:span></text:a>.</text:p>
      <text:p text:style-name="Text_20_body">Cosmides, Leda et John Tooby. 1997. Evolutionary Psychology: A Primer.</text:p>
      <text:p text:style-name="Text_20_body">Croft, William. 2013. An evolutionary model of language change and language structure. In, <text:span text:style-name="T203">Explaining</text:span><text:span text:style-name="T204"> </text:span><text:span text:style-name="T205">Language</text:span><text:span text:style-name="T206"> </text:span><text:span text:style-name="T207">Change</text:span><text:span text:style-name="T208">:</text:span><text:span text:style-name="T209"> </text:span><text:span text:style-name="T210">An</text:span><text:span text:style-name="T211"> </text:span><text:span text:style-name="T212">Evolutionary</text:span><text:span text:style-name="T213"> </text:span><text:span text:style-name="T214">Approach</text:span>. Draft 2nd edition (revised).</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text:p>
      <text:p text:style-name="Text_20_body">Danescu-Niculescu-Mizil, Cristian, Justin Cheng, Jon Kleinberg et Lillian Lee. 2012. You had me at hello: How phrasing affects memorability. <text:span text:style-name="T215">arXiv</text:span><text:span text:style-name="T216">:</text:span><text:span text:style-name="T217">1203</text:span><text:span text:style-name="T218">.</text:span><text:span text:style-name="T219">6360</text:span><text:span text:style-name="T220"> </text:span><text:span text:style-name="T221">[</text:span><text:span text:style-name="T222">physics</text:span><text:span text:style-name="T223">]</text:span>.</text:p>
      <text:p text:style-name="Text_20_body">Darwin, Charles. 1981. <text:span text:style-name="T224">The</text:span><text:span text:style-name="T225"> </text:span><text:span text:style-name="T226">Descent</text:span><text:span text:style-name="T227"> </text:span><text:span text:style-name="T228">of</text:span><text:span text:style-name="T229"> </text:span><text:span text:style-name="T230">Man</text:span><text:span text:style-name="T231">,</text:span><text:span text:style-name="T232"> </text:span><text:span text:style-name="T233">and</text:span><text:span text:style-name="T234"> </text:span><text:span text:style-name="T235">Selection</text:span><text:span text:style-name="T236"> </text:span><text:span text:style-name="T237">in</text:span><text:span text:style-name="T238"> </text:span><text:span text:style-name="T239">Relation</text:span><text:span text:style-name="T240"> </text:span><text:span text:style-name="T241">to</text:span><text:span text:style-name="T242"> </text:span><text:span text:style-name="T243">Sex</text:span>. Princeton, N.J.: Princeton University Press.</text:p>
      <text:p text:style-name="Text_20_body">Dawkins, Richard. 2006. <text:span text:style-name="T244">The</text:span><text:span text:style-name="T245"> </text:span><text:span text:style-name="T246">selfish</text:span><text:span text:style-name="T247"> </text:span><text:span text:style-name="T248">gene</text:span>. Oxford; New York: Oxford University Press.</text:p>
      <text:p text:style-name="Text_20_body">De Jaegher, Hanne et Ezequiel Di Paolo. 2007. Participatory sense-making. <text:span text:style-name="T249">Phenomenology</text:span><text:span text:style-name="T250"> </text:span><text:span text:style-name="T251">and</text:span><text:span text:style-name="T252"> </text:span><text:span text:style-name="T253">the</text:span><text:span text:style-name="T254"> </text:span><text:span text:style-name="T255">Cognitive</text:span><text:span text:style-name="T256"> </text:span><text:span text:style-name="T257">Sciences</text:span> 6(4). 485‑507. doi:<text:a xlink:type="simple" xlink:href="https://doi.org/10.1007/s11097-007-9076-9" office:name=""><text:span text:style-name="Definition">10.1007/s11097-007-9076-9</text:span></text:a>.</text:p>
      <text:p text:style-name="Text_20_body">Di Paolo, Ezequiel A., Marieke Rohde et Hiroyuki Iizuka. 2008. Sensitivity to social contingency or stability of interaction? Modelling the dynamics of perceptual crossing. <text:span text:style-name="T258">New</text:span><text:span text:style-name="T259"> </text:span><text:span text:style-name="T260">Ideas</text:span><text:span text:style-name="T261"> </text:span><text:span text:style-name="T262">in</text:span><text:span text:style-name="T263"> </text:span><text:span text:style-name="T264">Psychology</text:span> 26(2). (Dynamics and Psychology). 278‑294. doi:<text:a xlink:type="simple" xlink:href="https://doi.org/10.1016/j.newideapsych.2007.07.006" office:name=""><text:span text:style-name="Definition">10.1016/j.newideapsych.2007.07.006</text:span></text:a>.</text:p>
      <text:p text:style-name="Text_20_body">Fisher, Ronald A et J. H Bennett. 1999. <text:span text:style-name="T265">The</text:span><text:span text:style-name="T266"> </text:span><text:span text:style-name="T267">genetical</text:span><text:span text:style-name="T268"> </text:span><text:span text:style-name="T269">theory</text:span><text:span text:style-name="T270"> </text:span><text:span text:style-name="T271">of</text:span><text:span text:style-name="T272"> </text:span><text:span text:style-name="T273">natural</text:span><text:span text:style-name="T274"> </text:span><text:span text:style-name="T275">selection:</text:span><text:span text:style-name="T276"> </text:span><text:span text:style-name="T277">a</text:span><text:span text:style-name="T278"> </text:span><text:span text:style-name="T279">complete</text:span><text:span text:style-name="T280"> </text:span><text:span text:style-name="T281">variorum</text:span><text:span text:style-name="T282"> </text:span><text:span text:style-name="T283">edition</text:span>. Oxford: Oxford University Press.</text:p>
      <text:p text:style-name="Text_20_body">Fodor, Jerry A. 1975. <text:span text:style-name="T284">The</text:span><text:span text:style-name="T285"> </text:span><text:span text:style-name="T286">Language</text:span><text:span text:style-name="T287"> </text:span><text:span text:style-name="T288">of</text:span><text:span text:style-name="T289"> </text:span><text:span text:style-name="T290">Thought</text:span>. New York: Crowell.</text:p>
      <text:p text:style-name="Text_20_body">Fodor, Jerry A. 1983. <text:span text:style-name="T291">The</text:span><text:span text:style-name="T292"> </text:span><text:span text:style-name="T293">Modularity</text:span><text:span text:style-name="T294"> </text:span><text:span text:style-name="T295">of</text:span><text:span text:style-name="T296"> </text:span><text:span text:style-name="T297">Mind</text:span><text:span text:style-name="T298">:</text:span><text:span text:style-name="T299"> </text:span><text:span text:style-name="T300">An</text:span><text:span text:style-name="T301"> </text:span><text:span text:style-name="T302">Essay</text:span><text:span text:style-name="T303"> </text:span><text:span text:style-name="T304">on</text:span><text:span text:style-name="T305"> </text:span><text:span text:style-name="T306">Faculty</text:span><text:span text:style-name="T307"> </text:span><text:span text:style-name="T308">Psychology</text:span>. Cambridge, Mass.: MIT Press.</text:p>
      <text:p text:style-name="Text_20_body">Gibson, James J. 2014. <text:span text:style-name="T309">The</text:span><text:span text:style-name="T310"> </text:span><text:span text:style-name="T311">Ecological</text:span><text:span text:style-name="T312"> </text:span><text:span text:style-name="T313">Approach</text:span><text:span text:style-name="T314"> </text:span><text:span text:style-name="T315">to</text:span><text:span text:style-name="T316"> </text:span><text:span text:style-name="T317">Visual</text:span><text:span text:style-name="T318"> </text:span><text:span text:style-name="T319">Perception</text:span><text:span text:style-name="T320">:</text:span><text:span text:style-name="T321"> </text:span><text:span text:style-name="T322">Classic</text:span><text:span text:style-name="T323"> </text:span><text:span text:style-name="T324">Edition</text:span>. Psychology Press.</text:p>
      <text:p text:style-name="Text_20_body">Gould, Stephen Jay. 1977. <text:span text:style-name="T325">Ontogeny</text:span><text:span text:style-name="T326"> </text:span><text:span text:style-name="T327">and</text:span><text:span text:style-name="T328"> </text:span><text:span text:style-name="T329">phylogeny</text:span>. Cambridge, Mass.: Belknap Press of Harvard University Press.</text:p>
      <text:p text:style-name="Text_20_body">Hutto, Daniel D et Erik Myin. 2013. <text:span text:style-name="T330">Radicalizing</text:span><text:span text:style-name="T331"> </text:span><text:span text:style-name="T332">Enactivism</text:span><text:span text:style-name="T333">:</text:span><text:span text:style-name="T334"> </text:span><text:span text:style-name="T335">Basic</text:span><text:span text:style-name="T336"> </text:span><text:span text:style-name="T337">Minds</text:span><text:span text:style-name="T338"> </text:span><text:span text:style-name="T339">Without</text:span><text:span text:style-name="T340"> </text:span><text:span text:style-name="T341">Content</text:span>. Cambridge, Mass.: MIT Press.</text:p>
      <text:p text:style-name="Text_20_body">Ingold, Tim. 1997. From the Transmission of Representations to the Education of Attention.</text:p>
      <text:p text:style-name="Text_20_body">Ingold, Tim. 1999. Three in one: on dissolving the distinctions between body, mind and culture.</text:p>
      <text:p text:style-name="Text_20_body">Ingold, Tim. 2004. Beyond biology and culture. The meaning of evolution in a relational world. <text:span text:style-name="T342">Social</text:span><text:span text:style-name="T343"> </text:span><text:span text:style-name="T344">Anthropology</text:span> 12(2). 209‑221. doi:<text:a xlink:type="simple" xlink:href="https://doi.org/10.1111/j.1469-8676.2004.tb00102.x" office:name=""><text:span text:style-name="Definition">10.1111/j.1469-8676.2004.tb00102.x</text:span></text:a>.</text:p>
      <text:p text:style-name="Text_20_body">Ingold, Tim. 2007. The trouble with « evolutionary biology ». <text:span text:style-name="T345">Anthropology</text:span><text:span text:style-name="T346"> </text:span><text:span text:style-name="T347">Today</text:span> 23(2). 13‑17. doi:<text:a xlink:type="simple" xlink:href="https://doi.org/10.1111/j.1467-8322.2007.00497.x" office:name=""><text:span text:style-name="Definition">10.1111/j.1467-8322.2007.00497.x</text:span></text:a>.</text:p>
      <text:p text:style-name="Text_20_body">Ingold, Tim et Gisli Palsson. 2014. Biosocial Becomings Integrating Social and Biological Anthropology Biological anthropology and primatology. <text:span text:style-name="T348">Cambridge</text:span><text:span text:style-name="T349"> </text:span><text:span text:style-name="T350">University</text:span><text:span text:style-name="T351"> </text:span><text:span text:style-name="T352">Press</text:span>.</text:p>
      <text:p text:style-name="Text_20_body">Jablonka, Eva M. 2001. The Systems of Inheritance. In Susan Oyama, Paul Griffiths et Russell D Gray (éd.), <text:span text:style-name="T353">Cycles</text:span><text:span text:style-name="T354"> </text:span><text:span text:style-name="T355">of</text:span><text:span text:style-name="T356"> </text:span><text:span text:style-name="T357">contingency:</text:span><text:span text:style-name="T358"> </text:span><text:span text:style-name="T359">developmental</text:span><text:span text:style-name="T360"> </text:span><text:span text:style-name="T361">systems</text:span><text:span text:style-name="T362"> </text:span><text:span text:style-name="T363">and</text:span><text:span text:style-name="T364"> </text:span><text:span text:style-name="T365">evolution</text:span>, 99‑116. Cambridge, Mass.: MIT Press.</text:p>
      <text:p text:style-name="Text_20_body">Krakauer, David, Nils Bertschinger, Eckehard Olbrich, Nihat Ay et Jessica C. Flack. 2014. The Information Theory of Individuality. <text:span text:style-name="T366">arXiv</text:span><text:span text:style-name="T367">:</text:span><text:span text:style-name="T368">1412</text:span><text:span text:style-name="T369">.</text:span><text:span text:style-name="T370">2447</text:span><text:span text:style-name="T371"> </text:span><text:span text:style-name="T372">[</text:span><text:span text:style-name="T373">q</text:span><text:span text:style-name="T374">-</text:span><text:span text:style-name="T375">bio</text:span><text:span text:style-name="T376">]</text:span>.</text:p>
      <text:p text:style-name="Text_20_body">Kroeber, A. L. 1952. <text:span text:style-name="T377">The</text:span><text:span text:style-name="T378"> </text:span><text:span text:style-name="T379">Nature</text:span><text:span text:style-name="T380"> </text:span><text:span text:style-name="T381">of</text:span><text:span text:style-name="T382"> </text:span><text:span text:style-name="T383">Culture</text:span>. Chicago: University of Chicago Press.</text:p>
      <text:p text:style-name="Text_20_body">Lauf, Aurelien, Mathieu Valette et Leila Khouas. 2013. Analyzing Variation Patterns In Quotes Over Time. <text:span text:style-name="T384">Research</text:span><text:span text:style-name="T385"> </text:span><text:span text:style-name="T386">in</text:span><text:span text:style-name="T387"> </text:span><text:span text:style-name="T388">Computing</text:span><text:span text:style-name="T389"> </text:span><text:span text:style-name="T390">Science</text:span> 70. 223‑232.</text:p>
      <text:p text:style-name="Text_20_body">Le, Quoc V. et Tomas Mikolov. 2014. Distributed Representations of Sentences and Documents. <text:span text:style-name="T391">arXiv</text:span><text:span text:style-name="T392">:</text:span><text:span text:style-name="T393">1405</text:span><text:span text:style-name="T394">.</text:span><text:span text:style-name="T395">4053</text:span><text:span text:style-name="T396"> </text:span><text:span text:style-name="T397">[</text:span><text:span text:style-name="T398">cs</text:span><text:span text:style-name="T399">]</text:span>.</text:p>
      <text:p text:style-name="Text_20_body">Leskovec, Jure, Lars Backstrom et Jon Kleinberg. 2009. Meme-tracking and the Dynamics of the News Cycle. In, <text:span text:style-name="T400">Proceedings</text:span><text:span text:style-name="T401"> </text:span><text:span text:style-name="T402">of</text:span><text:span text:style-name="T403"> </text:span><text:span text:style-name="T404">the</text:span><text:span text:style-name="T405"> </text:span><text:span text:style-name="T406">15th</text:span><text:span text:style-name="T407"> </text:span><text:span text:style-name="T408">ACM</text:span><text:span text:style-name="T409"> </text:span><text:span text:style-name="T410">SIGKDD</text:span><text:span text:style-name="T411"> </text:span><text:span text:style-name="T412">International</text:span><text:span text:style-name="T413"> </text:span><text:span text:style-name="T414">Conference</text:span><text:span text:style-name="T415"> </text:span><text:span text:style-name="T416">on</text:span><text:span text:style-name="T417"> </text:span><text:span text:style-name="T418">Knowledge</text:span><text:span text:style-name="T419"> </text:span><text:span text:style-name="T420">Discovery</text:span><text:span text:style-name="T421"> </text:span><text:span text:style-name="T422">and</text:span><text:span text:style-name="T423"> </text:span><text:span text:style-name="T424">Data</text:span><text:span text:style-name="T425"> </text:span><text:span text:style-name="T426">Mining</text:span>, 497‑506. (KDD ’09). New York, NY, USA: ACM. doi:<text:a xlink:type="simple" xlink:href="https://doi.org/10.1145/1557019.1557077" office:name=""><text:span text:style-name="Definition">10.1145/1557019.1557077</text:span></text:a>.</text:p>
      <text:p text:style-name="Text_20_body">Lewontin, Richard C. 2001a. Gene, Organism and Environment: A New Introduction. In Susan Oyama, Paul Griffiths et Russell D Gray (éd.), <text:span text:style-name="T427">Cycles</text:span><text:span text:style-name="T428"> </text:span><text:span text:style-name="T429">of</text:span><text:span text:style-name="T430"> </text:span><text:span text:style-name="T431">contingency:</text:span><text:span text:style-name="T432"> </text:span><text:span text:style-name="T433">developmental</text:span><text:span text:style-name="T434"> </text:span><text:span text:style-name="T435">systems</text:span><text:span text:style-name="T436"> </text:span><text:span text:style-name="T437">and</text:span><text:span text:style-name="T438"> </text:span><text:span text:style-name="T439">evolution</text:span>, 55‑58. Cambridge, Mass.: MIT Press.</text:p>
      <text:p text:style-name="Text_20_body">Lewontin, Richard C. 2001b. Gene, Organism and Environment. In Susan Oyama, Paul Griffiths et Russell D Gray (éd.), <text:span text:style-name="T440">Cycles</text:span><text:span text:style-name="T441"> </text:span><text:span text:style-name="T442">of</text:span><text:span text:style-name="T443"> </text:span><text:span text:style-name="T444">contingency:</text:span><text:span text:style-name="T445"> </text:span><text:span text:style-name="T446">developmental</text:span><text:span text:style-name="T447"> </text:span><text:span text:style-name="T448">systems</text:span><text:span text:style-name="T449"> </text:span><text:span text:style-name="T450">and</text:span><text:span text:style-name="T451"> </text:span><text:span text:style-name="T452">evolution</text:span>, 59‑66. Cambridge, Mass.: MIT Press.</text:p>
      <text:p text:style-name="Text_20_body">Maingueneau, Dominique. 2004. La situation d’énonciation, entre langue et discours. In, <text:span text:style-name="T453">Dix</text:span><text:span text:style-name="T454"> </text:span><text:span text:style-name="T455">ans</text:span><text:span text:style-name="T456"> </text:span><text:span text:style-name="T457">de</text:span><text:span text:style-name="T458"> </text:span><text:span text:style-name="T459">S</text:span><text:span text:style-name="T460">.</text:span><text:span text:style-name="T461">D</text:span><text:span text:style-name="T462">.</text:span><text:span text:style-name="T463">U</text:span><text:span text:style-name="T464">.</text:span>, 197‑210. Craiova, Roumanie: Editura Universitaria Craiova.</text:p>
      <text:p text:style-name="Text_20_body">Marr, David. 1982. <text:span text:style-name="T465">Vision:</text:span><text:span text:style-name="T466"> </text:span><text:span text:style-name="T467">A</text:span><text:span text:style-name="T468"> </text:span><text:span text:style-name="T469">Computational</text:span><text:span text:style-name="T470"> </text:span><text:span text:style-name="T471">Investigation</text:span><text:span text:style-name="T472"> </text:span><text:span text:style-name="T473">into</text:span><text:span text:style-name="T474"> </text:span><text:span text:style-name="T475">the</text:span><text:span text:style-name="T476"> </text:span><text:span text:style-name="T477">Human</text:span><text:span text:style-name="T478"> </text:span><text:span text:style-name="T479">Representation</text:span><text:span text:style-name="T480"> </text:span><text:span text:style-name="T481">and</text:span><text:span text:style-name="T482"> </text:span><text:span text:style-name="T483">Processing</text:span><text:span text:style-name="T484"> </text:span><text:span text:style-name="T485">of</text:span><text:span text:style-name="T486"> </text:span><text:span text:style-name="T487">Visual</text:span><text:span text:style-name="T488"> </text:span><text:span text:style-name="T489">Information</text:span>. New York: W.H. Freeman.</text:p>
      <text:p text:style-name="Text_20_body">Maturana, Humberto R et Francisco J Varela. 1980. <text:span text:style-name="T490">Autopoiesis</text:span><text:span text:style-name="T491"> </text:span><text:span text:style-name="T492">and</text:span><text:span text:style-name="T493"> </text:span><text:span text:style-name="T494">Cognition</text:span><text:span text:style-name="T495">:</text:span><text:span text:style-name="T496"> </text:span><text:span text:style-name="T497">The</text:span><text:span text:style-name="T498"> </text:span><text:span text:style-name="T499">Realization</text:span><text:span text:style-name="T500"> </text:span><text:span text:style-name="T501">of</text:span><text:span text:style-name="T502"> </text:span><text:span text:style-name="T503">the</text:span><text:span text:style-name="T504"> </text:span><text:span text:style-name="T505">Living</text:span>. Dordrecht, Holland; Boston: D. Reidel Pub. Co.</text:p>
      <text:p text:style-name="Text_20_body">Mauss, Marcel. 1979. <text:span text:style-name="T506">Sociology</text:span><text:span text:style-name="T507"> </text:span><text:span text:style-name="T508">and</text:span><text:span text:style-name="T509"> </text:span><text:span text:style-name="T510">psychology:</text:span><text:span text:style-name="T511"> </text:span><text:span text:style-name="T512">Essays</text:span><text:span text:style-name="T513">.</text:span><text:span text:style-name="T514"> </text:span><text:span text:style-name="T515">Transl</text:span><text:span text:style-name="T516">.</text:span><text:span text:style-name="T517"> </text:span><text:span text:style-name="T518">by</text:span><text:span text:style-name="T519"> </text:span><text:span text:style-name="T520">Ben</text:span><text:span text:style-name="T521"> </text:span><text:span text:style-name="T522">Brewster</text:span><text:span text:style-name="T523">.</text:span> London: Routledge &amp; Kegan Paul.</text:p>
      <text:p text:style-name="Text_20_body">Menary, Richard. 2006. <text:span text:style-name="T524">Radical</text:span><text:span text:style-name="T525"> </text:span><text:span text:style-name="T526">Enactivism</text:span><text:span text:style-name="T527">:</text:span><text:span text:style-name="T528"> </text:span><text:span text:style-name="T529">Intentionality</text:span><text:span text:style-name="T530">,</text:span><text:span text:style-name="T531"> </text:span><text:span text:style-name="T532">Phenomenology</text:span><text:span text:style-name="T533">,</text:span><text:span text:style-name="T534"> </text:span><text:span text:style-name="T535">and</text:span><text:span text:style-name="T536"> </text:span><text:span text:style-name="T537">Narrative</text:span><text:span text:style-name="T538">:</text:span><text:span text:style-name="T539"> </text:span><text:span text:style-name="T540">Focus</text:span><text:span text:style-name="T541"> </text:span><text:span text:style-name="T542">on</text:span><text:span text:style-name="T543"> </text:span><text:span text:style-name="T544">the</text:span><text:span text:style-name="T545"> </text:span><text:span text:style-name="T546">Philosophy</text:span><text:span text:style-name="T547"> </text:span><text:span text:style-name="T548">of</text:span><text:span text:style-name="T549"> </text:span><text:span text:style-name="T550">Daniel</text:span><text:span text:style-name="T551"> </text:span><text:span text:style-name="T552">D</text:span><text:span text:style-name="T553">.</text:span><text:span text:style-name="T554"> </text:span><text:span text:style-name="T555">Hutto</text:span>. Amsterdam; Philadelphia: J. Benjamins Pub. Co.</text:p>
      <text:p text:style-name="Text_20_body">Mesoudi, Alex. 2011. <text:span text:style-name="T556">Cultural</text:span><text:span text:style-name="T557"> </text:span><text:span text:style-name="T558">Evolution</text:span><text:span text:style-name="T559">:</text:span><text:span text:style-name="T560"> </text:span><text:span text:style-name="T561">How</text:span><text:span text:style-name="T562"> </text:span><text:span text:style-name="T563">Darwinian</text:span><text:span text:style-name="T564"> </text:span><text:span text:style-name="T565">Theory</text:span><text:span text:style-name="T566"> </text:span><text:span text:style-name="T567">Can</text:span><text:span text:style-name="T568"> </text:span><text:span text:style-name="T569">Explain</text:span><text:span text:style-name="T570"> </text:span><text:span text:style-name="T571">Human</text:span><text:span text:style-name="T572"> </text:span><text:span text:style-name="T573">Culture</text:span><text:span text:style-name="T574"> </text:span><text:span text:style-name="T575">and</text:span><text:span text:style-name="T576"> </text:span><text:span text:style-name="T577">Synthesize</text:span><text:span text:style-name="T578"> </text:span><text:span text:style-name="T579">the</text:span><text:span text:style-name="T580"> </text:span><text:span text:style-name="T581">Social</text:span><text:span text:style-name="T582"> </text:span><text:span text:style-name="T583">Sciences</text:span>. University of Chicago Press.</text:p>
      <text:p text:style-name="Text_20_body">Mesoudi, Alex, Andrew Whiten et Kevin N. Laland. 2006. Towards a unified science of cultural evolution. <text:span text:style-name="T584">Behavioral</text:span><text:span text:style-name="T585"> </text:span><text:span text:style-name="T586">and</text:span><text:span text:style-name="T587"> </text:span><text:span text:style-name="T588">Brain</text:span><text:span text:style-name="T589"> </text:span><text:span text:style-name="T590">Sciences</text:span> 29(04). 329‑347. doi:<text:a xlink:type="simple" xlink:href="https://doi.org/10.1017/S0140525X06009083" office:name=""><text:span text:style-name="Definition">10.1017/S0140525X06009083</text:span></text:a>.</text:p>
      <text:p text:style-name="Text_20_body">Miton, Helena, Nicolas Claidière et Hugo Mercier. 2015. Universal cognitive mechanisms explain the cultural success of bloodletting. <text:span text:style-name="T591">Evolution</text:span><text:span text:style-name="T592"> </text:span><text:span text:style-name="T593">and</text:span><text:span text:style-name="T594"> </text:span><text:span text:style-name="T595">Human</text:span><text:span text:style-name="T596"> </text:span><text:span text:style-name="T597">Behavior</text:span> 36(4). 303‑312. doi:<text:a xlink:type="simple" xlink:href="https://doi.org/10.1016/j.evolhumbehav.2015.01.003" office:name=""><text:span text:style-name="Definition">10.1016/j.evolhumbehav.2015.01.003</text:span></text:a>.</text:p>
      <text:p text:style-name="Text_20_body">Morin, Olivier. 2013. How portraits turned their eyes upon us: Visual preferences and demographic change in cultural evolution. <text:span text:style-name="T598">Evolution</text:span><text:span text:style-name="T599"> </text:span><text:span text:style-name="T600">and</text:span><text:span text:style-name="T601"> </text:span><text:span text:style-name="T602">Human</text:span><text:span text:style-name="T603"> </text:span><text:span text:style-name="T604">Behavior</text:span> 34(3). 222‑229. doi:<text:a xlink:type="simple" xlink:href="https://doi.org/10.1016/j.evolhumbehav.2013.01.004" office:name=""><text:span text:style-name="Definition">10.1016/j.evolhumbehav.2013.01.004</text:span></text:a>.</text:p>
      <text:p text:style-name="Text_20_body">Moussaïd, Mehdi, Henry Brighton et Wolfgang Gaissmaier. 2015. The amplification of risk in experimental diffusion chains. <text:span text:style-name="T605">Proceedings</text:span><text:span text:style-name="T606"> </text:span><text:span text:style-name="T607">of</text:span><text:span text:style-name="T608"> </text:span><text:span text:style-name="T609">the</text:span><text:span text:style-name="T610"> </text:span><text:span text:style-name="T611">National</text:span><text:span text:style-name="T612"> </text:span><text:span text:style-name="T613">Academy</text:span><text:span text:style-name="T614"> </text:span><text:span text:style-name="T615">of</text:span><text:span text:style-name="T616"> </text:span><text:span text:style-name="T617">Sciences</text:span> 112(18). 5631‑5636. doi:<text:a xlink:type="simple" xlink:href="https://doi.org/10.1073/pnas.1421883112" office:name=""><text:span text:style-name="Definition">10.1073/pnas.1421883112</text:span></text:a>.</text:p>
      <text:p text:style-name="Text_20_body">Myin, Erik. 2003. An account of color without a subject? <text:span text:style-name="T618">Behavioral</text:span><text:span text:style-name="T619"> </text:span><text:span text:style-name="T620">and</text:span><text:span text:style-name="T621"> </text:span><text:span text:style-name="T622">Brain</text:span><text:span text:style-name="T623"> </text:span><text:span text:style-name="T624">Sciences</text:span> 26(01). 42‑43.</text:p>
      <text:p text:style-name="Text_20_body">Neumann-Held, Eva M. 2001. Let’s Talk About Genes: The Process Molecular Gene Concept and Its Context. In Susan Oyama, Paul Griffiths et Russell D Gray (éd.), <text:span text:style-name="T625">Cycles</text:span><text:span text:style-name="T626"> </text:span><text:span text:style-name="T627">of</text:span><text:span text:style-name="T628"> </text:span><text:span text:style-name="T629">contingency:</text:span><text:span text:style-name="T630"> </text:span><text:span text:style-name="T631">developmental</text:span><text:span text:style-name="T632"> </text:span><text:span text:style-name="T633">systems</text:span><text:span text:style-name="T634"> </text:span><text:span text:style-name="T635">and</text:span><text:span text:style-name="T636"> </text:span><text:span text:style-name="T637">evolution</text:span>, 69‑84. Cambridge, Mass.: MIT Press.</text:p>
      <text:p text:style-name="Text_20_body">O’Regan, J. Kevin et Alva Noë. 2001. A sensorimotor account of vision and visual consciousness. <text:span text:style-name="T638">Behavioral</text:span><text:span text:style-name="T639"> </text:span><text:span text:style-name="T640">and</text:span><text:span text:style-name="T641"> </text:span><text:span text:style-name="T642">Brain</text:span><text:span text:style-name="T643"> </text:span><text:span text:style-name="T644">Sciences</text:span> 24(05). 939‑973. doi:<text:a xlink:type="simple" xlink:href="https://doi.org/10.1017/S0140525X01000115" office:name=""><text:span text:style-name="Definition">10.1017/S0140525X01000115</text:span></text:a>.</text:p>
      <text:p text:style-name="Text_20_body">Oyama, Susan, Paul Griffiths et Russell D Gray. 2001. <text:span text:style-name="T645">Cycles</text:span><text:span text:style-name="T646"> </text:span><text:span text:style-name="T647">of</text:span><text:span text:style-name="T648"> </text:span><text:span text:style-name="T649">contingency:</text:span><text:span text:style-name="T650"> </text:span><text:span text:style-name="T651">developmental</text:span><text:span text:style-name="T652"> </text:span><text:span text:style-name="T653">systems</text:span><text:span text:style-name="T654"> </text:span><text:span text:style-name="T655">and</text:span><text:span text:style-name="T656"> </text:span><text:span text:style-name="T657">evolution</text:span>. Cambridge, Mass.: MIT Press.</text:p>
      <text:p text:style-name="Text_20_body">Portin, Petter. 1993. The Concept of the Gene: Short History and Present Status. <text:span text:style-name="T658">The</text:span><text:span text:style-name="T659"> </text:span><text:span text:style-name="T660">Quarterly</text:span><text:span text:style-name="T661"> </text:span><text:span text:style-name="T662">Review</text:span><text:span text:style-name="T663"> </text:span><text:span text:style-name="T664">of</text:span><text:span text:style-name="T665"> </text:span><text:span text:style-name="T666">Biology</text:span> 68(2). 173‑223.</text:p>
      <text:p text:style-name="Text_20_body">Prum, Richard O. et Alan H. Brush. 2014. Which Came First, the Feather or the Bird? <text:span text:style-name="T667">Scientific</text:span><text:span text:style-name="T668"> </text:span><text:span text:style-name="T669">American</text:span> 23. 76‑85. doi:<text:a xlink:type="simple" xlink:href="https://doi.org/10.1038/scientificamericandinosaurs0514-76" office:name=""><text:span text:style-name="Definition">10.1038/scientificamericandinosaurs0514-76</text:span></text:a>.</text:p>
      <text:p text:style-name="Text_20_body">Simmons, Matthew P., Lada A. Adamic et Eytan Adar. 2011. Memes Online: Extracted, Subtracted, Injected, and Recollected. In, <text:span text:style-name="T670">Fifth</text:span><text:span text:style-name="T671"> </text:span><text:span text:style-name="T672">International</text:span><text:span text:style-name="T673"> </text:span><text:span text:style-name="T674">AAAI</text:span><text:span text:style-name="T675"> </text:span><text:span text:style-name="T676">Conference</text:span><text:span text:style-name="T677"> </text:span><text:span text:style-name="T678">on</text:span><text:span text:style-name="T679"> </text:span><text:span text:style-name="T680">Weblogs</text:span><text:span text:style-name="T681"> </text:span><text:span text:style-name="T682">and</text:span><text:span text:style-name="T683"> </text:span><text:span text:style-name="T684">Social</text:span><text:span text:style-name="T685"> </text:span><text:span text:style-name="T686">Media</text:span>.</text:p>
      <text:p text:style-name="Text_20_body">Slingerland, Edward G. 2008. <text:span text:style-name="T687">What</text:span><text:span text:style-name="T688"> </text:span><text:span text:style-name="T689">science</text:span><text:span text:style-name="T690"> </text:span><text:span text:style-name="T691">offers</text:span><text:span text:style-name="T692"> </text:span><text:span text:style-name="T693">the</text:span><text:span text:style-name="T694"> </text:span><text:span text:style-name="T695">humanities:</text:span><text:span text:style-name="T696"> </text:span><text:span text:style-name="T697">integrating</text:span><text:span text:style-name="T698"> </text:span><text:span text:style-name="T699">body</text:span><text:span text:style-name="T700"> </text:span><text:span text:style-name="T701">and</text:span><text:span text:style-name="T702"> </text:span><text:span text:style-name="T703">culture</text:span>. Cambridge; New York: Cambridge University Press.</text:p>
      <text:p text:style-name="Text_20_body">Sperber, Dan. 1996. <text:span text:style-name="T704">Explaining</text:span><text:span text:style-name="T705"> </text:span><text:span text:style-name="T706">culture:</text:span><text:span text:style-name="T707"> </text:span><text:span text:style-name="T708">a</text:span><text:span text:style-name="T709"> </text:span><text:span text:style-name="T710">naturalistic</text:span><text:span text:style-name="T711"> </text:span><text:span text:style-name="T712">approach</text:span>. Oxford, UK; Cambridge, Mass.: Blackwell.</text:p>
      <text:p text:style-name="Text_20_body">Sperber, Dan et Deirdre Wilson. 1986. <text:span text:style-name="T713">Relevance:</text:span><text:span text:style-name="T714"> </text:span><text:span text:style-name="T715">Communication</text:span><text:span text:style-name="T716"> </text:span><text:span text:style-name="T717">and</text:span><text:span text:style-name="T718"> </text:span><text:span text:style-name="T719">Cognition</text:span>. Cambridge, Massaschusetts: Harvard University Press.</text:p>
      <text:p text:style-name="Text_20_body">Thompson, Evan. 2007. <text:span text:style-name="T720">Mind</text:span><text:span text:style-name="T721"> </text:span><text:span text:style-name="T722">in</text:span><text:span text:style-name="T723"> </text:span><text:span text:style-name="T724">Life</text:span><text:span text:style-name="T725">:</text:span><text:span text:style-name="T726"> </text:span><text:span text:style-name="T727">Biology</text:span><text:span text:style-name="T728">,</text:span><text:span text:style-name="T729"> </text:span><text:span text:style-name="T730">Phenomenology</text:span><text:span text:style-name="T731">,</text:span><text:span text:style-name="T732"> </text:span><text:span text:style-name="T733">and</text:span><text:span text:style-name="T734"> </text:span><text:span text:style-name="T735">the</text:span><text:span text:style-name="T736"> </text:span><text:span text:style-name="T737">Sciences</text:span><text:span text:style-name="T738"> </text:span><text:span text:style-name="T739">of</text:span><text:span text:style-name="T740"> </text:span><text:span text:style-name="T741">Mind</text:span>. Cambridge, Mass.: Belknap Press of Harvard University Press.</text:p>
      <text:p text:style-name="Text_20_body">Torrance, Steve. 2006. In search of the enactive: Introduction to special issue on enactive experience. <text:span text:style-name="T742">Phenomenology</text:span><text:span text:style-name="T743"> </text:span><text:span text:style-name="T744">and</text:span><text:span text:style-name="T745"> </text:span><text:span text:style-name="T746">the</text:span><text:span text:style-name="T747"> </text:span><text:span text:style-name="T748">Cognitive</text:span><text:span text:style-name="T749"> </text:span><text:span text:style-name="T750">Sciences</text:span> 4(4). 357‑368. doi:<text:a xlink:type="simple" xlink:href="https://doi.org/10.1007/s11097-005-9004-9" office:name=""><text:span text:style-name="Definition">10.1007/s11097-005-9004-9</text:span></text:a>.</text:p>
      <text:p text:style-name="Text_20_body">Varela, Francisco, Evan Thompson et Eleanor Rosch. 1991. <text:span text:style-name="T751">The</text:span><text:span text:style-name="T752"> </text:span><text:span text:style-name="T753">Embodied</text:span><text:span text:style-name="T754"> </text:span><text:span text:style-name="T755">Mind</text:span><text:span text:style-name="T756">:</text:span><text:span text:style-name="T757"> </text:span><text:span text:style-name="T758">Cognitive</text:span><text:span text:style-name="T759"> </text:span><text:span text:style-name="T760">Science</text:span><text:span text:style-name="T761"> </text:span><text:span text:style-name="T762">and</text:span><text:span text:style-name="T763"> </text:span><text:span text:style-name="T764">Human</text:span><text:span text:style-name="T765"> </text:span><text:span text:style-name="T766">Experience</text:span>. MIT Press.</text:p>
      <text:p text:style-name="Text_20_body">Weismann, August. 1893. <text:span text:style-name="T767">The</text:span><text:span text:style-name="T768"> </text:span><text:span text:style-name="T769">Germ</text:span><text:span text:style-name="T770">-</text:span><text:span text:style-name="T771">Plasm</text:span><text:span text:style-name="T772">:</text:span><text:span text:style-name="T773"> </text:span><text:span text:style-name="T774">A</text:span><text:span text:style-name="T775"> </text:span><text:span text:style-name="T776">Theory</text:span><text:span text:style-name="T777"> </text:span><text:span text:style-name="T778">of</text:span><text:span text:style-name="T779"> </text:span><text:span text:style-name="T780">Heredity</text:span>. Scribner’s.</text:p>
      <text:p text:style-name="Text_20_body">West-Eberhard, Mary Jane. 2003. <text:span text:style-name="T781">Developmental</text:span><text:span text:style-name="T782"> </text:span><text:span text:style-name="T783">plasticity</text:span><text:span text:style-name="T784"> </text:span><text:span text:style-name="T785">and</text:span><text:span text:style-name="T786"> </text:span><text:span text:style-name="T787">evolution</text:span>. Oxford; New York: Oxford University Press.</text:p>
      <text:p text:style-name="Text_20_body">Wittgenstein, Ludwig et Gertrude Elizabeth Margaret Anscombe. 1958. <text:span text:style-name="T788">Philosophical</text:span><text:span text:style-name="T789"> </text:span><text:span text:style-name="T790">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